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974000003062A9228D8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8ED00000129B1E9B02A.svm" manifest:media-type=""/>
  <manifest:file-entry manifest:full-path="Pictures/20000001000001D100000129A37F3893.svm" manifest:media-type=""/>
  <manifest:file-entry manifest:full-path="Pictures/100002010000002800000039BA3D771C.png" manifest:media-type="image/png"/>
  <manifest:file-entry manifest:full-path="Pictures/20000001000000AA000000F2DDB2618B.svm" manifest:media-type=""/>
  <manifest:file-entry manifest:full-path="Pictures/20000001000001810000012D46566E3F.svm" manifest:media-type=""/>
  <manifest:file-entry manifest:full-path="Pictures/20000001000000FE000000FA28DF3A34.svm" manifest:media-type=""/>
  <manifest:file-entry manifest:full-path="Pictures/20000001000001CD00000129C4F4D402.svm" manifest:media-type=""/>
  <manifest:file-entry manifest:full-path="Pictures/200000020000027400000160964A94EF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687cm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I_{\hspace{2mm}}=\alpha I_E \approx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I_E=\frac{V_Z -V_{BE}}{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font-name="XB Tabriz" fo:font-size="10pt" style:font-size-asian="10pt" style:font-name-complex="XB Tabriz" style:font-size-complex="10pt"/>
    </style:style>
    <style:style style:name="P5" style:family="paragraph">
      <style:text-properties style:font-name="XB Tabriz" fo:font-size="8pt" style:font-size-asian="8pt" style:font-name-complex="XB Tabriz" style:font-size-complex="8pt"/>
    </style:style>
    <style:style style:name="P6" style:family="paragraph">
      <style:text-properties style:font-name="XB Tabriz" fo:font-size="12pt" style:font-size-asian="12pt" style:font-name-complex="XB Tabriz" style:font-size-complex="12pt"/>
    </style:style>
    <style:style style:name="T1" style:family="text">
      <style:text-properties style:font-name="XB Tabriz" fo:font-size="12pt" style:font-size-asian="12pt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XB Tabriz" fo:font-size="10pt" style:font-size-asian="10pt" style:font-name-complex="XB Tabriz" style:font-size-complex="10pt"/>
    </style:style>
    <style:style style:name="T5" style:family="text">
      <style:text-properties style:font-name="XB Tabriz" fo:font-size="8pt" style:font-size-asian="8pt" style:font-name-complex="XB Tabriz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7.249cm" svg:height="4.063cm" svg:x="2.503cm" svg:y="0.751cm">
          <draw:image xlink:href="Pictures/200000020000027400000160964A94EF.eps" xlink:type="simple" xlink:show="embed" xlink:actuate="onLoad">
            <text:p/>
          </draw:image>
          <draw:glue-point draw:id="4" svg:x="-4.437cm" svg:y="1.757cm"/>
        </draw:frame>
        <draw:line draw:style-name="gr2" draw:text-style-name="P1" draw:layer="layout" svg:x1="10.639cm" svg:y1="3.183cm" svg:x2="10.639cm" svg:y2="4.279cm">
          <text:p/>
        </draw:line>
        <draw:line draw:style-name="gr2" draw:text-style-name="P1" draw:layer="layout" svg:x1="10.576cm" svg:y1="0.957cm" svg:x2="10.576cm" svg:y2="2.053cm">
          <text:p/>
        </draw:line>
        <draw:frame draw:style-name="gr3" draw:text-style-name="P2" draw:layer="layout" svg:width="0.937cm" svg:height="0.916cm" svg:x="11.717cm" svg:y="4.189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6cm" svg:x="0.284cm" svg:y="4.189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4" draw:text-style-name="P3" draw:layer="layout" svg:width="0.453cm" svg:height="0.729cm" svg:x="7.913cm" svg:y="2.871cm">
          <draw:text-box>
            <text:p><text:span text:style-name="T3">+</text:span></text:p>
          </draw:text-box>
        </draw:frame>
        <draw:frame draw:style-name="gr5" draw:text-style-name="P3" draw:layer="layout" svg:width="0.453cm" svg:height="0.937cm" svg:x="7.99cm" svg:y="3.629cm">
          <draw:text-box>
            <text:p><text:span text:style-name="T3">-</text:span></text:p>
          </draw:text-box>
        </draw:frame>
        <draw:frame draw:style-name="gr3" draw:text-style-name="P4" draw:layer="layout" svg:width="0.803cm" svg:height="0.806cm" svg:x="1.977cm" svg:y="3.238cm">
          <draw:text-box>
            <text:p><text:span text:style-name="T4">بار</text:span></text:p>
          </draw:text-box>
        </draw:frame>
        <draw:frame draw:style-name="gr6" draw:text-style-name="P1" draw:layer="layout" svg:width="0.304cm" svg:height="0.299cm" svg:x="1.872cm" svg:y="2.103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4" draw:layer="layout" svg:width="0.803cm" svg:height="0.806cm" svg:x="1.929cm" svg:y="1.943cm">
          <draw:text-box>
            <text:p><text:span text:style-name="T4">بار</text:span></text:p>
          </draw:text-box>
        </draw:frame>
        <draw:frame draw:style-name="gr7" draw:text-style-name="P1" draw:layer="layout" svg:width="0.203cm" svg:height="0.289cm" svg:x="2.104cm" svg:y="3.372cm">
          <draw:image xlink:href="Pictures/20000001000000AA000000F2DDB2618B.svm" xlink:type="simple" xlink:show="embed" xlink:actuate="onLoad">
            <text:p/>
          </draw:image>
        </draw:frame>
        <draw:frame draw:style-name="gr1" draw:text-style-name="P1" draw:layer="layout" svg:width="0.169cm" svg:height="0.241cm" svg:x="10.09cm" svg:y="7.499cm">
          <draw:image xlink:href="Pictures/100002010000002800000039BA3D771C.png" xlink:type="simple" xlink:show="embed" xlink:actuate="onLoad">
            <text:p/>
          </draw:image>
        </draw:frame>
        <draw:frame draw:style-name="gr6" draw:text-style-name="P1" draw:layer="layout" svg:width="0.304cm" svg:height="0.299cm" svg:x="9.738cm" svg:y="1.223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4" draw:layer="layout" svg:width="0.803cm" svg:height="0.806cm" svg:x="9.797cm" svg:y="1.047cm">
          <draw:text-box>
            <text:p><text:span text:style-name="T4">بار</text:span></text:p>
          </draw:text-box>
        </draw:frame>
        <draw:frame draw:style-name="gr8" draw:text-style-name="P1" draw:layer="layout" svg:width="0.552cm" svg:height="0.355cm" svg:x="8.429cm" svg:y="1.818cm">
          <draw:image xlink:href="Pictures/20000001000001CD00000129C4F4D402.svm" xlink:type="simple" xlink:show="embed" xlink:actuate="onLoad">
            <text:p/>
          </draw:image>
        </draw:frame>
        <draw:frame draw:style-name="gr9" draw:text-style-name="P1" draw:layer="layout" svg:width="0.461cm" svg:height="0.36cm" svg:x="8.023cm" svg:y="3.451cm">
          <draw:image xlink:href="Pictures/20000001000001810000012D46566E3F.svm" xlink:type="simple" xlink:show="embed" xlink:actuate="onLoad">
            <text:p/>
          </draw:image>
        </draw:frame>
        <draw:frame draw:style-name="gr10" draw:text-style-name="P1" draw:layer="layout" svg:width="0.557cm" svg:height="0.355cm" svg:x="9.748cm" svg:y="3.545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1.827cm" svg:height="0.237cm" svg:x="10.683cm" svg:y="1.326cm">
          <draw:image xlink:href="Pictures/20000001000008ED00000129B1E9B02A.svm" xlink:type="simple" xlink:show="embed" xlink:actuate="onLoad">
            <text:p/>
          </draw:image>
        </draw:frame>
        <draw:frame draw:style-name="gr3" draw:text-style-name="P5" draw:layer="layout" svg:width="0.748cm" svg:height="0.696cm" svg:x="10.537cm" svg:y="1.164cm">
          <draw:text-box>
            <text:p><text:span text:style-name="T5">بار</text:span></text:p>
          </draw:text-box>
        </draw:frame>
        <draw:frame draw:style-name="gr12" draw:text-style-name="P1" draw:layer="layout" svg:width="1.935cm" svg:height="0.618cm" svg:x="10.794cm" svg:y="3.438cm">
          <draw:image xlink:href="Pictures/2000000100000974000003062A9228D8.svm" xlink:type="simple" xlink:show="embed" xlink:actuate="onLoad">
            <text:p/>
          </draw:image>
        </draw:frame>
        <draw:frame draw:style-name="gr13" draw:text-style-name="P1" draw:layer="layout" svg:width="0.739cm" svg:height="0.365cm" svg:x="9.147cm" svg:y="0.341cm">
          <draw:image xlink:href="Pictures/20000001000002690000013145689BC3.svm" xlink:type="simple" xlink:show="embed" xlink:actuate="onLoad">
            <text:p/>
          </draw:image>
        </draw:frame>
        <draw:frame draw:style-name="gr13" draw:text-style-name="P1" draw:layer="layout" svg:width="0.739cm" svg:height="0.365cm" svg:x="2.436cm" svg:y="1.296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745cm" svg:height="0.36cm" svg:x="2.396cm" svg:y="4.736cm">
          <draw:image xlink:href="Pictures/200000010000026E0000012D2A70A9BF.svm" xlink:type="simple" xlink:show="embed" xlink:actuate="onLoad">
            <text:p/>
          </draw:image>
        </draw:frame>
        <draw:frame draw:style-name="gr14" draw:text-style-name="P1" draw:layer="layout" svg:width="0.745cm" svg:height="0.36cm" svg:x="8.778cm" svg:y="4.773cm">
          <draw:image xlink:href="Pictures/200000010000026E0000012D2A70A9BF.svm" xlink:type="simple" xlink:show="embed" xlink:actuate="onLoad">
            <text:p/>
          </draw:image>
        </draw:frame>
        <draw:custom-shape draw:style-name="gr15" draw:text-style-name="P1" xml:id="id2" draw:id="id2" draw:layer="layout" svg:width="2.86cm" svg:height="2.46cm" svg:x="7.629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xml:id="id1" draw:id="id1" draw:layer="layout" svg:width="2.97cm" svg:height="0.916cm" svg:x="4.215cm" svg:y="0.265cm">
          <draw:text-box>
            <text:p><text:span text:style-name="T2">خارج کار منبع رو</text:span></text:p>
          </draw:text-box>
        </draw:frame>
        <draw:connector draw:style-name="gr2" draw:text-style-name="P1" draw:layer="layout" draw:type="curve" svg:x1="5.7cm" svg:y1="1.181cm" svg:x2="7.629cm" svg:y2="3.276cm" draw:start-shape="id1" draw:start-glue-point="2" draw:end-shape="id2" svg:d="M5700 1181c0 1397 643 2095 1929 2095" svg:viewBox="0 0 1930 2096">
          <text:p/>
        </draw:connector>
        <draw:connector draw:style-name="gr2" draw:text-style-name="P1" draw:layer="layout" draw:type="curve" draw:line-skew="-2.953cm 1.475cm" svg:x1="5.7cm" svg:y1="1.181cm" svg:x2="2.911cm" svg:y2="3.495cm" draw:start-shape="id1" draw:start-glue-point="2" draw:end-shape="id3" draw:end-glue-point="4" svg:d="M5700 1181c0 1770-1111 1475-1596 1611s-343 703-1193 703" svg:viewBox="0 0 2790 23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4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6T11:20:26.334749199</dc:date>
    <meta:editing-duration>PT39M7S</meta:editing-duration>
    <meta:editing-cycles>5</meta:editing-cycles>
    <meta:generator>LibreOffice/4.2.8.2$Linux_x86 LibreOffice_project/420m0$Build-2</meta:generator>
    <meta:document-statistic meta:object-count="28"/>
  </office:meta>
</office:document-meta>
</file>